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apple-system" svg:font-family="apple-system, BlinkMacSystemFont, 'Segoe UI', 'Noto Sans', Helvetica, Arial, sans-serif, 'Apple Color Emoji', 'Segoe UI Emoji'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style:font-name="SFMono-Regular" fo:font-size="9pt" fo:letter-spacing="normal" fo:font-style="normal" fo:font-weight="normal" fo:background-color="#eeffcc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30a9bf" officeooo:paragraph-rsid="0030a9bf"/>
    </style:style>
    <style:style style:name="P4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style:text-underline-style="none" fo:font-weight="normal" officeooo:rsid="001d5afa" officeooo:paragraph-rsid="001d5afa" fo:background-color="#eeffcc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fo:letter-spacing="normal" fo:background-color="#eeffcc" loext:padding="0in" loext:border="non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fo:letter-spacing="normal"/>
    </style:style>
    <style:style style:name="P7" style:family="paragraph" style:parent-style-name="Text_20_body">
      <style:paragraph-properties fo:margin-left="0in" fo:margin-right="0in" fo:margin-top="0in" fo:margin-bottom="0.25in" style:contextual-spacing="false" style:line-height-at-least="0.25in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P8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style:text-underline-style="solid" style:text-underline-type="double" style:text-underline-width="auto" style:text-underline-color="font-color" fo:font-weight="normal" officeooo:rsid="00216740" officeooo:paragraph-rsid="00216740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8090" loext:opacity="100%" style:font-name="SFMono-Regular" fo:font-size="9pt" fo:letter-spacing="normal" fo:font-style="italic" fo:font-weight="normal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style:text-underline-style="none" officeooo:rsid="001c614e" officeooo:paragraph-rsid="001c614e"/>
    </style:style>
    <style:style style:name="P12" style:family="paragraph" style:parent-style-name="Preformatted_20_Text">
      <style:text-properties style:text-underline-style="none" officeooo:rsid="001c614e" officeooo:paragraph-rsid="001c614e"/>
    </style:style>
    <style:style style:name="P13" style:family="paragraph" style:parent-style-name="Standard">
      <style:text-properties style:text-underline-style="none" officeooo:rsid="001ace47" officeooo:paragraph-rsid="001ace47"/>
    </style:style>
    <style:style style:name="P14" style:family="paragraph" style:parent-style-name="Standard">
      <style:text-properties style:text-underline-style="none" officeooo:rsid="001d5afa" officeooo:paragraph-rsid="001d5afa"/>
    </style:style>
    <style:style style:name="P15" style:family="paragraph" style:parent-style-name="Standard">
      <style:text-properties style:text-underline-style="none" officeooo:paragraph-rsid="001c614e"/>
    </style:style>
    <style:style style:name="P16" style:family="paragraph" style:parent-style-name="Standard">
      <style:text-properties style:text-underline-style="none" officeooo:rsid="0022ff24" officeooo:paragraph-rsid="0022ff24"/>
    </style:style>
    <style:style style:name="P17" style:family="paragraph" style:parent-style-name="Standard">
      <style:text-properties style:text-underline-style="none" officeooo:rsid="00264b34" officeooo:paragraph-rsid="00264b34"/>
    </style:style>
    <style:style style:name="P18" style:family="paragraph" style:parent-style-name="Standard">
      <style:text-properties style:text-underline-style="none" officeooo:paragraph-rsid="0026c266"/>
    </style:style>
    <style:style style:name="P19" style:family="paragraph" style:parent-style-name="Standard">
      <style:text-properties style:text-underline-style="none" officeooo:rsid="002f9945" officeooo:paragraph-rsid="002f9945"/>
    </style:style>
    <style:style style:name="P20" style:family="paragraph" style:parent-style-name="Preformatted_20_Text">
      <style:text-properties officeooo:paragraph-rsid="001c614e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22" style:family="paragraph" style:parent-style-name="Standard">
      <style:text-properties officeooo:rsid="001ace47" officeooo:paragraph-rsid="001ace47"/>
    </style:style>
    <style:style style:name="P23" style:family="paragraph" style:parent-style-name="Standard">
      <style:text-properties officeooo:rsid="00216740" officeooo:paragraph-rsid="00216740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" style:family="paragraph" style:parent-style-name="Standard">
      <style:text-properties style:text-underline-style="solid" style:text-underline-type="double" style:text-underline-width="auto" style:text-underline-color="font-color" officeooo:rsid="001ace47" officeooo:paragraph-rsid="001ace47"/>
    </style:style>
    <style:style style:name="P26" style:family="paragraph" style:parent-style-name="Standard">
      <style:text-properties style:text-underline-style="solid" style:text-underline-type="double" style:text-underline-width="auto" style:text-underline-color="font-color" officeooo:rsid="00216740" officeooo:paragraph-rsid="00216740"/>
    </style:style>
    <style:style style:name="P27" style:family="paragraph" style:parent-style-name="Standard">
      <style:text-properties officeooo:paragraph-rsid="00281a33"/>
    </style:style>
    <style:style style:name="P28" style:family="paragraph" style:parent-style-name="Standard">
      <style:text-properties officeooo:rsid="002f9945" officeooo:paragraph-rsid="002f9945"/>
    </style:style>
    <style:style style:name="P29" style:family="paragraph" style:parent-style-name="Standard">
      <style:text-properties officeooo:rsid="0030a9bf" officeooo:paragraph-rsid="0030a9bf"/>
    </style:style>
    <style:style style:name="P30" style:family="paragraph" style:parent-style-name="Preformatted_20_Text">
      <style:text-properties fo:font-variant="normal" fo:text-transform="none" fo:color="#408090" loext:opacity="100%" style:font-name="SFMono-Regular" fo:font-size="9pt" fo:letter-spacing="normal" fo:font-style="italic" style:text-underline-style="none" fo:font-weight="normal" officeooo:rsid="0030a9bf" officeooo:paragraph-rsid="0030a9bf"/>
    </style:style>
    <style:style style:name="P31" style:family="paragraph" style:parent-style-name="Standard">
      <style:text-properties style:text-underline-style="none" officeooo:rsid="0030a9bf" officeooo:paragraph-rsid="0030a9bf"/>
    </style:style>
    <style:style style:name="P32" style:family="paragraph" style:parent-style-name="Standard">
      <style:text-properties style:text-underline-style="none" officeooo:rsid="002f9945" officeooo:paragraph-rsid="002f9945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officeooo:rsid="001d441a"/>
    </style:style>
    <style:style style:name="T3" style:family="text">
      <style:text-properties style:font-name="SFMono-Regular" fo:font-size="9pt" fo:font-style="normal" fo:font-weight="normal"/>
    </style:style>
    <style:style style:name="T4" style:family="text">
      <style:text-properties fo:color="#666666" loext:opacity="100%" style:font-name="SFMono-Regular" fo:font-size="9pt" fo:font-style="normal" fo:font-weight="normal"/>
    </style:style>
    <style:style style:name="T5" style:family="text">
      <style:text-properties fo:color="#666666" loext:opacity="100%" style:text-underline-style="none"/>
    </style:style>
    <style:style style:name="T6" style:family="text">
      <style:text-properties fo:font-variant="normal" fo:text-transform="none" style:font-name="var ff-mono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style:font-name="var ff-mono" fo:font-style="normal" fo:font-weight="normal" officeooo:rsid="001eb4b2" fo:background-color="transparent" loext:char-shading-value="0" loext:padding="0in" loext:border="none"/>
    </style:style>
    <style:style style:name="T8" style:family="text">
      <style:text-properties fo:font-variant="normal" fo:text-transform="none" style:font-name="var ff-mono" fo:font-style="normal" fo:font-weight="normal" officeooo:rsid="001fff66" fo:background-color="transparent" loext:char-shading-value="0" loext:padding="0in" loext:border="none"/>
    </style:style>
    <style:style style:name="T9" style:family="text">
      <style:text-properties fo:font-variant="normal" fo:text-transform="none" style:font-name="var ff-mono" fo:font-style="normal" fo:font-weight="normal" officeooo:rsid="00200ff3" fo:background-color="transparent" loext:char-shading-value="0" loext:padding="0in" loext:border="none"/>
    </style:style>
    <style:style style:name="T10" style:family="text">
      <style:text-properties fo:font-variant="normal" fo:text-transform="none" style:font-name="var ff-mono" fo:font-style="normal" fo:font-weight="normal" officeooo:rsid="002485d2" fo:background-color="transparent" loext:char-shading-value="0" loext:padding="0in" loext:border="none"/>
    </style:style>
    <style:style style:name="T1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eb4b2" fo:background-color="transparent" loext:char-shading-value="0" loext:padding="0in" loext:border="none"/>
    </style:style>
    <style:style style:name="T12" style:family="text">
      <style:text-properties fo:font-variant="normal" fo:text-transform="none" fo:color="#1f2328" loext:opacity="100%" style:font-name="var ff-mono" fo:font-size="9.75pt" fo:letter-spacing="normal" fo:font-style="normal" fo:font-weight="normal" officeooo:rsid="001eb4b2" fo:background-color="transparent" loext:char-shading-value="0" loext:padding="0in" loext:border="none"/>
    </style:style>
    <style:style style:name="T13" style:family="text">
      <style:text-properties fo:font-variant="normal" fo:text-transform="none" fo:color="#1f2328" loext:opacity="100%" style:font-name="var ff-mono" fo:font-size="11.25pt" fo:letter-spacing="normal" fo:font-style="normal" fo:font-weight="normal" officeooo:rsid="001fff66" fo:background-color="transparent" loext:char-shading-value="0" loext:padding="0in" loext:border="none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cb79c"/>
    </style:style>
    <style:style style:name="T16" style:family="text">
      <style:text-properties fo:color="#bbbbbb" loext:opacity="100%"/>
    </style:style>
    <style:style style:name="T17" style:family="text">
      <style:text-properties fo:color="#00702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port movie to images</text:p>
      <text:p text:style-name="P10">ffmpeg -i VID20240903141149.mp4 -qscale:v 1 -vf fps=2 <text:s/>%04d.jpg</text:p>
      <text:p text:style-name="P10"/>
      <text:p text:style-name="P24"><text:span text:style-name="Source_20_Text"><text:span text:style-name="T6">ffmpeg -framerate </text:span></text:span><text:span text:style-name="Source_20_Text"><text:span text:style-name="T10">12</text:span></text:span><text:span text:style-name="Source_20_Text"><text:span text:style-name="T6"> -i image%03d.jpg Project.mp4</text:span></text:span></text:p>
      <text:p text:style-name="P10"/>
      <text:p text:style-name="P17">Resize mogrify -path smaller/ -resize 50% *</text:p>
      <text:p text:style-name="P17"/>
      <text:p text:style-name="P11">folder of images is called input</text:p>
      <text:p text:style-name="P11">run python convert.py -s &lt;path to folder with the images in&gt;</text:p>
      <text:p text:style-name="P11"/>
      <text:p text:style-name="P11">go to OpenSplat/build/Release</text:p>
      <text:p text:style-name="P11">run ./opensplat &lt;path to folder with the images in&gt; -<text:span text:style-name="T2">n [number of iterations 30,000 default]</text:span></text:p>
      <text:p text:style-name="P11"/>
      <text:p text:style-name="P11"/>
      <text:p text:style-name="P12"><text:span text:style-name="Source_20_Text"><text:span text:style-name="T11">sudo apt install gcc-10 g++-10 </text:span></text:span></text:p>
      <text:p text:style-name="P12"><text:span text:style-name="Source_20_Text"><text:span text:style-name="T12">sudo update-alternatives --remove-all gcc </text:span></text:span></text:p>
      <text:p text:style-name="P12"><text:span text:style-name="Source_20_Text"><text:span text:style-name="T12">sudo update-alternatives --remove-all g++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3">sudo update-alternatives --install /usr/bin/gcc gcc /usr/bin/gcc-10 10</text:span></text:span></text:p>
      <text:p text:style-name="P21"><text:span text:style-name="Source_20_Text"><text:span text:style-name="T6">sudo update-alternatives --install /usr/bin/gcc gcc /usr/bin/gcc-</text:span></text:span><text:span text:style-name="Source_20_Text"><text:span text:style-name="T8">13 </text:span></text:span><text:span text:style-name="Source_20_Text"><text:span text:style-name="T9">20</text:span></text:span></text:p>
      <text:p text:style-name="P12"><text:span text:style-name="Source_20_Text"><text:span text:style-name="T13"/></text:span></text:p>
      <text:p text:style-name="P12"><text:span text:style-name="Source_20_Text"><text:span text:style-name="T13">sudo update-alternatives --install /usr/bin/g++ g++ /usr/bin/g++-10 10</text:span></text:span></text:p>
      <text:p text:style-name="P21"><text:span text:style-name="Source_20_Text"><text:span text:style-name="T6">sudo update-alternatives --install /usr/bin/g++ g++ /usr/bin/g++-</text:span></text:span><text:span text:style-name="Source_20_Text"><text:span text:style-name="T8">13 </text:span></text:span><text:span text:style-name="Source_20_Text"><text:span text:style-name="T6">20</text:span></text:span></text:p>
      <text:p text:style-name="P20"/>
      <text:p text:style-name="P12"><text:span text:style-name="Source_20_Text"><text:span text:style-name="T7"/></text:span></text:p>
      <text:p text:style-name="P12"><text:span text:style-name="Source_20_Text"><text:span text:style-name="T7">sudo update-alternatives --config gcc</text:span></text:span></text:p>
      <text:p text:style-name="P12"><text:span text:style-name="Source_20_Text"><text:span text:style-name="T7"/></text:span></text:p>
      <text:p text:style-name="P15"/>
      <text:p text:style-name="P13"/>
      <text:p text:style-name="P10">cmake .. -GNinja -DCMAKE_CUDA_ARCHITECTURES=86</text:p>
      <text:p text:style-name="P10"/>
      <text:p text:style-name="P13">ninja</text:p>
      <text:p text:style-name="P13">sudo ninja install</text:p>
      <text:p text:style-name="P13">sudo ldconfig</text:p>
      <text:p text:style-name="P13"/>
      <text:p text:style-name="P14">2 second of stationary video </text:p>
      <text:p text:style-name="P14">Colmaps can be merged if each model shares at least 3 images</text:p>
      <text:p text:style-name="P14"/>
      <text:p text:style-name="P4">colmap model_merger \</text:p>
      <text:p text:style-name="P5"><text:s text:c="4"/><text:span text:style-name="T4">--</text:span><text:span text:style-name="T3">input_path1 </text:span><text:span text:style-name="T4">/</text:span><text:span text:style-name="T3">path</text:span><text:span text:style-name="T4">/</text:span><text:span text:style-name="T3">to</text:span><text:span text:style-name="T4">/</text:span><text:span text:style-name="T3">sub</text:span><text:span text:style-name="T4">-</text:span><text:span text:style-name="T3">model1 \</text:span></text:p>
      <text:p text:style-name="P5"><text:s text:c="4"/><text:span text:style-name="T4">--</text:span><text:span text:style-name="T3">input_path2 </text:span><text:span text:style-name="T4">/</text:span><text:span text:style-name="T3">path</text:span><text:span text:style-name="T4">/</text:span><text:span text:style-name="T3">to</text:span><text:span text:style-name="T4">/</text:span><text:span text:style-name="T3">sub</text:span><text:span text:style-name="T4">-</text:span><text:span text:style-name="T3">model2 \</text:span></text:p>
      <text:p text:style-name="P5"><text:s text:c="4"/><text:span text:style-name="T4">--</text:span><text:span text:style-name="T3">output_path </text:span><text:span text:style-name="T4">/</text:span><text:span text:style-name="T3">path</text:span><text:span text:style-name="T4">/</text:span><text:span text:style-name="T3">to</text:span><text:span text:style-name="T4">/</text:span><text:span text:style-name="T3">merged</text:span><text:span text:style-name="T4">-</text:span><text:span text:style-name="T3">model</text:span></text:p>
      <text:p text:style-name="P7">To improve the quality of the alignment between the two sub-models, it is recommended to run another global bundle adjustment after the merge:</text:p>
      <text:p text:style-name="P1">colmap bundle_adjuster \</text:p>
      <text:p text:style-name="P5"><text:s text:c="4"/><text:span text:style-name="T4">--</text:span><text:span text:style-name="T3">input_path </text:span><text:span text:style-name="T4">/</text:span><text:span text:style-name="T3">path</text:span><text:span text:style-name="T4">/</text:span><text:span text:style-name="T3">to</text:span><text:span text:style-name="T4">/</text:span><text:span text:style-name="T3">merged</text:span><text:span text:style-name="T4">-</text:span><text:span text:style-name="T3">model \</text:span></text:p>
      <text:p text:style-name="P5"><text:s text:c="4"/><text:span text:style-name="T4">--</text:span><text:span text:style-name="T3">output_path </text:span><text:span text:style-name="T4">/</text:span><text:span text:style-name="T3">path</text:span><text:span text:style-name="T4">/</text:span><text:span text:style-name="T3">to</text:span><text:span text:style-name="T4">/</text:span><text:span text:style-name="T3">refined</text:span><text:span text:style-name="T4">-</text:span><text:span text:style-name="T3">merged</text:span><text:span text:style-name="T4">-</text:span><text:span text:style-name="T3">model</text:span></text:p>
      <text:p text:style-name="P14"/>
      <text:p text:style-name="P25"># HTTPS</text:p>
      <text:p text:style-name="P25"><text:soft-page-break/>git clone https://github.com/graphdeco-inria/gaussian-splatting –recursive</text:p>
      <text:p text:style-name="P22"><text:span text:style-name="T1"/></text:p>
      <text:p text:style-name="P26">create conda -n gaussian_splat python=3.10</text:p>
      <text:p text:style-name="P26">enter the env</text:p>
      <text:p text:style-name="P23"><text:span text:style-name="T1"/></text:p>
      <text:p text:style-name="P23"><text:span text:style-name="T1"/></text:p>
      <text:p text:style-name="P26">install torch to match cuda 12.4</text:p>
      <text:p text:style-name="P26">then pip install the following</text:p>
      <text:p text:style-name="P23"><text:span text:style-name="T1"/></text:p>
      <text:p text:style-name="P26"><text:s text:c="2"/>- plyfile</text:p>
      <text:p text:style-name="P26"><text:s text:c="2"/>- tqdm</text:p>
      <text:p text:style-name="P26"><text:s text:c="2"/>- pip:</text:p>
      <text:p text:style-name="P26"><text:s text:c="4"/>- submodules/diff-gaussian-rasterization</text:p>
      <text:p text:style-name="P26">- submodules/simple-kn</text:p>
      <text:p text:style-name="P26"/>
      <text:p text:style-name="P26"/>
      <text:p text:style-name="P8">A single gaussian takes ~2000 bytes of memory, so currenly you need ~2GB of GPU memory for each million gaussians.</text:p>
      <text:p text:style-name="P8"/>
      <text:p text:style-name="P18">cmake .. -GNinja -DCMAKE_CUDA_ARCHITECTURES=86</text:p>
      <text:p text:style-name="P18"/>
      <text:p text:style-name="P27"><text:span text:style-name="T14">cmake <text:s/>-GNinja -DCMAKE_PREFIX_PATH=~/libtorch/ -DCMAKE_CUDA_ARCHITECTURES=86 <text:s/>-</text:span><text:span text:style-name="T15">DCMAKE_OPENCV=~/opencv/build </text:span><text:span text:style-name="T14"><text:s/>..</text:span></text:p>
      <text:p text:style-name="P27"><text:span text:style-name="T14"/></text:p>
      <text:p text:style-name="P31">Install these first</text:p>
      <text:p text:style-name="P3"><text:span text:style-name="T14">sudo apt</text:span><text:span text:style-name="T5">-</text:span><text:span text:style-name="T14">get install \</text:span></text:p>
      <text:p text:style-name="P6"><text:s text:c="4"/><text:span text:style-name="T3">git \</text:span></text:p>
      <text:p text:style-name="P6"><text:s text:c="4"/><text:span text:style-name="T3">cmake \</text:span></text:p>
      <text:p text:style-name="P6"><text:s text:c="4"/><text:span text:style-name="T3">ninja</text:span><text:span text:style-name="T4">-</text:span><text:span text:style-name="T3">build \</text:span></text:p>
      <text:p text:style-name="P6"><text:s text:c="4"/><text:span text:style-name="T3">build</text:span><text:span text:style-name="T4">-</text:span><text:span text:style-name="T3">essential \</text:span></text:p>
      <text:p text:style-name="P6"><text:s text:c="4"/><text:span text:style-name="T3">libboost</text:span><text:span text:style-name="T4">-</text:span><text:span text:style-name="T3">program</text:span><text:span text:style-name="T4">-</text:span><text:span text:style-name="T3">options</text:span><text:span text:style-name="T4">-</text:span><text:span text:style-name="T3">dev \</text:span></text:p>
      <text:p text:style-name="P6"><text:s text:c="4"/><text:span text:style-name="T3">libboost</text:span><text:span text:style-name="T4">-</text:span><text:span text:style-name="T3">filesystem</text:span><text:span text:style-name="T4">-</text:span><text:span text:style-name="T3">dev \</text:span></text:p>
      <text:p text:style-name="P6"><text:s text:c="4"/><text:span text:style-name="T3">libboost</text:span><text:span text:style-name="T4">-</text:span><text:span text:style-name="T3">graph</text:span><text:span text:style-name="T4">-</text:span><text:span text:style-name="T3">dev \</text:span></text:p>
      <text:p text:style-name="P6"><text:s text:c="4"/><text:span text:style-name="T3">libboost</text:span><text:span text:style-name="T4">-</text:span><text:span text:style-name="T3">system</text:span><text:span text:style-name="T4">-</text:span><text:span text:style-name="T3">dev \</text:span></text:p>
      <text:p text:style-name="P6"><text:s text:c="4"/><text:span text:style-name="T3">libeigen3</text:span><text:span text:style-name="T4">-</text:span><text:span text:style-name="T3">dev \</text:span></text:p>
      <text:p text:style-name="P6"><text:s text:c="4"/><text:span text:style-name="T3">libflann</text:span><text:span text:style-name="T4">-</text:span><text:span text:style-name="T3">dev \</text:span></text:p>
      <text:p text:style-name="P6"><text:s text:c="4"/><text:span text:style-name="T3">libfreeimage</text:span><text:span text:style-name="T4">-</text:span><text:span text:style-name="T3">dev \</text:span></text:p>
      <text:p text:style-name="P6"><text:s text:c="4"/><text:span text:style-name="T3">libmetis</text:span><text:span text:style-name="T4">-</text:span><text:span text:style-name="T3">dev \</text:span></text:p>
      <text:p text:style-name="P6"><text:s text:c="4"/><text:span text:style-name="T3">libgoogle</text:span><text:span text:style-name="T4">-</text:span><text:span text:style-name="T3">glog</text:span><text:span text:style-name="T4">-</text:span><text:span text:style-name="T3">dev \</text:span></text:p>
      <text:p text:style-name="P6"><text:s text:c="4"/><text:span text:style-name="T3">libgtest</text:span><text:span text:style-name="T4">-</text:span><text:span text:style-name="T3">dev \</text:span></text:p>
      <text:p text:style-name="P6"><text:s text:c="4"/><text:span text:style-name="T3">libgmock</text:span><text:span text:style-name="T4">-</text:span><text:span text:style-name="T3">dev \</text:span></text:p>
      <text:p text:style-name="P6"><text:s text:c="4"/><text:span text:style-name="T3">libsqlite3</text:span><text:span text:style-name="T4">-</text:span><text:span text:style-name="T3">dev \</text:span></text:p>
      <text:p text:style-name="P6"><text:s text:c="4"/><text:span text:style-name="T3">libglew</text:span><text:span text:style-name="T4">-</text:span><text:span text:style-name="T3">dev \</text:span></text:p>
      <text:p text:style-name="P6"><text:s text:c="4"/><text:span text:style-name="T3">qtbase5</text:span><text:span text:style-name="T4">-</text:span><text:span text:style-name="T3">dev \</text:span></text:p>
      <text:p text:style-name="P6"><text:s text:c="4"/><text:span text:style-name="T3">libqt5opengl5</text:span><text:span text:style-name="T4">-</text:span><text:span text:style-name="T3">dev \</text:span></text:p>
      <text:p text:style-name="P6"><text:s text:c="4"/><text:span text:style-name="T3">libcgal</text:span><text:span text:style-name="T4">-</text:span><text:span text:style-name="T3">dev \</text:span></text:p>
      <text:p text:style-name="P29"><text:soft-page-break/><text:span text:style-name="T14"/></text:p>
      <text:p text:style-name="P27"><text:span text:style-name="T14"/></text:p>
      <text:p text:style-name="P31">Do Ceres first</text:p>
      <text:p text:style-name="P30"># CMake</text:p>
      <text:p text:style-name="P2">sudo<text:span text:style-name="T16"> </text:span>apt-get<text:span text:style-name="T16"> </text:span>install<text:span text:style-name="T16"> </text:span>cmake</text:p>
      <text:p text:style-name="P9"># google-glog + gflags</text:p>
      <text:p text:style-name="P2">sudo<text:span text:style-name="T16"> </text:span>apt-get<text:span text:style-name="T16"> </text:span>install<text:span text:style-name="T16"> </text:span>libgoogle-glog-dev<text:span text:style-name="T16"> </text:span>libgflags-dev</text:p>
      <text:p text:style-name="P9"># Use ATLAS for BLAS &amp; LAPACK</text:p>
      <text:p text:style-name="P2">sudo<text:span text:style-name="T16"> </text:span>apt-get<text:span text:style-name="T16"> </text:span>install<text:span text:style-name="T16"> </text:span>libatlas-base-dev</text:p>
      <text:p text:style-name="P9"># Eigen3</text:p>
      <text:p text:style-name="P2">sudo<text:span text:style-name="T16"> </text:span>apt-get<text:span text:style-name="T16"> </text:span>install<text:span text:style-name="T16"> </text:span>libeigen3-dev</text:p>
      <text:p text:style-name="P9"># SuiteSparse (optional)</text:p>
      <text:p text:style-name="P9"/>
      <text:p text:style-name="P2">tar<text:span text:style-name="T16"> </text:span>zxf<text:span text:style-name="T16"> </text:span>ceres-solver-2.2.0.tar.gz</text:p>
      <text:p text:style-name="P2">mkdir<text:span text:style-name="T16"> </text:span>ceres-bin</text:p>
      <text:p text:style-name="P2"><text:span text:style-name="T17">cd</text:span><text:span text:style-name="T16"> </text:span>ceres-bin</text:p>
      <text:p text:style-name="P2">cmake<text:span text:style-name="T16"> </text:span>../ceres-solver-2.2.0</text:p>
      <text:p text:style-name="P2">make<text:span text:style-name="T16"> </text:span>-j3</text:p>
      <text:p text:style-name="P2">make<text:span text:style-name="T16"> </text:span><text:span text:style-name="T17">test</text:span></text:p>
      <text:p text:style-name="P9"># Optionally install Ceres, it can also be exported using CMake which</text:p>
      <text:p text:style-name="P9"># allows Ceres to be used without requiring installation, see the documentation</text:p>
      <text:p text:style-name="P9"># for the EXPORT_BUILD_DIR option for more information.</text:p>
      <text:p text:style-name="P2">make<text:span text:style-name="T16"> </text:span>install</text:p>
      <text:p text:style-name="P9"/>
      <text:p text:style-name="P29"><text:span text:style-name="T14"/></text:p>
      <text:p text:style-name="P27"><text:span text:style-name="T14"/></text:p>
      <text:p text:style-name="P19">Colmap Cuda 12.4</text:p>
      <text:p text:style-name="P28"><text:span text:style-name="T14"/></text:p>
      <text:p text:style-name="P19">git clone https://github.com/colmap/colmap.git</text:p>
      <text:p text:style-name="P19">cd colmap</text:p>
      <text:p text:style-name="P19">mkdir build</text:p>
      <text:p text:style-name="P19">cd build</text:p>
      <text:p text:style-name="P19">cmake .. -GNinja -DCMAKE_CUDA_ARCHITECTURES=native</text:p>
      <text:p text:style-name="P19">sudo chown -R $(whoami) .</text:p>
      <text:p text:style-name="P19">ninja</text:p>
      <text:p text:style-name="P19">sudo ninja install</text:p>
      <text:p text:style-name="P19"/>
      <text:p text:style-name="P19"/>
      <text:p text:style-name="P19"><text:s text:c="2"/>colmap image_undistorter --image_path /home/simon/Pictures/desk/images --input_path /home/simon/Pictures/desk/sparse/0 --output_path /home/simon/Pictures/desk/dense</text:p>
      <text:p text:style-name="P19">then use `/home/simon/Pictures/desk/dense` as the value of `--data.path`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apple-system" svg:font-family="apple-system, BlinkMacSystemFont, 'Segoe UI', 'Noto Sans', Helvetica, Arial, sans-serif, 'Apple Color Emoji', 'Segoe UI Emoji'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1:40:47.374798111</meta:creation-date>
    <dc:date>2024-09-12T09:43:07.531070425</dc:date>
    <meta:editing-duration>PT3H18M5S</meta:editing-duration>
    <meta:editing-cycles>19</meta:editing-cycles>
    <meta:generator>LibreOffice/24.2.5.2$Linux_X86_64 LibreOffice_project/420$Build-2</meta:generator>
    <meta:document-statistic meta:table-count="0" meta:image-count="0" meta:object-count="0" meta:page-count="3" meta:paragraph-count="97" meta:word-count="428" meta:character-count="3388" meta:non-whitespace-character-count="2954"/>
  </office:meta>
</office:document-meta>
</file>